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Bernard MT Condensed" svg:font-family="'Bernard MT Condensed'" style:font-family-generic="roman" style:font-pitch="variable"/>
    <style:font-face style:name="Bodoni MT Black" svg:font-family="'Bodoni MT Black'" style:font-family-generic="roman" style:font-pitch="variable"/>
    <style:font-face style:name="Cooper Black" svg:font-family="'Cooper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DejaVu Sans" svg:font-family="'DejaVu Sans'"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fo:margin-top="0in" fo:margin-bottom="0.1in"/>
    </style:style>
    <style:style style:name="P2" style:family="paragraph" style:parent-style-name="Standard">
      <style:paragraph-properties fo:text-align="center" style:justify-single-word="false"/>
      <style:text-properties style:font-name="Eras Bold ITC" fo:font-size="18pt" style:font-size-asian="18pt" style:font-size-complex="18pt"/>
    </style:style>
    <style:style style:name="P3" style:family="paragraph" style:parent-style-name="Standard">
      <style:text-properties fo:font-size="6pt" style:font-size-asian="6pt" style:font-size-complex="6pt"/>
    </style:style>
    <style:style style:name="P4" style:family="paragraph" style:parent-style-name="Standard">
      <style:paragraph-properties fo:margin-left="0.25in" fo:margin-right="0.25in"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style:text-underline-style="solid" style:text-underline-width="auto" style:text-underline-color="font-color"/>
    </style:style>
    <style:style style:name="P5"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style>
    <style:style style:name="P6" style:family="paragraph" style:parent-style-name="Standard">
      <style:paragraph-properties fo:margin-left="0.25in" fo:margin-right="0.25in" fo:margin-top="0.05in" fo:margin-bottom="0in"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style:style>
    <style:style style:name="P7" style:family="paragraph" style:parent-style-name="Standard">
      <style:paragraph-properties fo:margin-left="0.25in" fo:margin-right="0.25in" fo:margin-top="0.05in" fo:margin-bottom="0in"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style:style>
    <style:style style:name="P8" style:family="paragraph" style:parent-style-name="Standard">
      <style:paragraph-properties fo:margin-left="0.25in" fo:margin-right="0.25in" fo:text-align="center" style:justify-single-word="false" fo:text-indent="0in" style:auto-text-indent="false" fo:background-color="#ffffcc" fo:padding="0.0598in" fo:border="0.0138in solid #000000" style:shadow="#808080 0.0701in 0.0701in">
        <style:drop-cap/>
        <style:background-image/>
      </style:paragraph-properties>
      <style:text-properties style:text-underline-style="none"/>
    </style:style>
    <style:style style:name="P9" style:family="paragraph" style:parent-style-name="Standard">
      <style:paragraph-properties fo:margin-top="0in" fo:margin-bottom="0.05in" fo:text-align="center" style:justify-single-word="false"/>
      <style:text-properties fo:font-variant="small-caps" style:font-name="Eras Demi ITC" fo:font-size="16pt" style:font-size-asian="16pt" style:font-size-complex="16pt"/>
    </style:style>
    <style:style style:name="P10" style:family="paragraph" style:parent-style-name="Standard">
      <style:paragraph-properties fo:margin-top="0in" fo:margin-bottom="0.05in" fo:text-align="center" style:justify-single-word="false"/>
      <style:text-properties fo:font-variant="small-caps" fo:color="#dc2300" style:font-name="Eras Demi ITC" fo:font-size="16pt" style:font-size-asian="16pt" style:font-size-complex="16pt"/>
    </style:style>
    <style:style style:name="P11" style:family="paragraph" style:parent-style-name="Standard">
      <style:paragraph-properties fo:margin-top="0.0598in" fo:margin-bottom="0in"/>
    </style:style>
    <style:style style:name="P12" style:family="paragraph" style:parent-style-name="Standard">
      <style:paragraph-properties fo:margin-top="0.0598in" fo:margin-bottom="0in"/>
      <style:text-properties style:font-name="Eras Medium ITC"/>
    </style:style>
    <style:style style:name="P13" style:family="paragraph" style:parent-style-name="Standard">
      <style:paragraph-properties fo:margin-top="0.1in" fo:margin-bottom="0.1in" fo:text-align="center" style:justify-single-word="false"/>
      <style:text-properties fo:font-variant="small-caps" style:font-name="Eras Demi ITC" fo:font-size="14pt" style:font-size-asian="14pt" style:font-size-complex="14pt"/>
    </style:style>
    <style:style style:name="T1" style:family="text">
      <style:text-properties style:font-name="Eras Medium ITC"/>
    </style:style>
    <style:style style:name="T2" style:family="text">
      <style:text-properties style:font-name="Eras Medium ITC" style:text-underline-style="none"/>
    </style:style>
    <style:style style:name="T3" style:family="text">
      <style:text-properties style:text-underline-style="none"/>
    </style:style>
    <style:style style:name="T4" style:family="text">
      <style:text-properties style:font-name="Eras Demi ITC"/>
    </style:style>
    <style:style style:name="T5" style:family="text">
      <style:text-properties fo:color="#dc2300" style:font-name="Eras Medium ITC" style:text-underline-style="solid" style:text-underline-width="auto" style:text-underline-color="font-color"/>
    </style:style>
    <style:style style:name="T6" style:family="text">
      <style:text-properties fo:font-size="6pt" style:font-size-asian="6pt" style:font-size-complex="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lcome To WyomingRegisteredAgent.com!</text:p>
      <text:p text:style-name="P13">Thank you for your purchase. In this package you will find the following:</text:p>
      <text:p text:style-name="P4">Articles of Incorporation</text:p>
      <text:p text:style-name="P5"><text:span text:style-name="T2">These are the filed and approved documents from the Wyoming Secretary of State which should be kept in a safe place with your other corporate documents.</text:span> </text:p>
      <text:p text:style-name="P3"><text:s/></text:p>
      <text:p text:style-name="P4">Appointment of Initial Director</text:p>
      <text:p text:style-name="P5"><text:span text:style-name="T2">Since WyomingRegisteredAgent.com signed the Articles of Incorporation as the incorporator, this resolution appoints you as the director when the incorporator resigns.</text:span> </text:p>
      <text:p text:style-name="P3"/>
      <text:p text:style-name="P4">Acceptance of Appointment by Director</text:p>
      <text:p text:style-name="P5"><text:span text:style-name="T2">Once the incorporator appoints you as the initial director, signing this shows that you accept the appointment as director of the corporation. </text:span><text:s/></text:p>
      <text:p text:style-name="P3"/>
      <text:p text:style-name="P4">Resignation of Incorporator</text:p>
      <text:p text:style-name="P5"><text:span text:style-name="T2">Since we signed the Articles of Incorporation as the incorporator, this document shows we are no longer acting on behalf of your company. </text:span><text:span text:style-name="T5">We are still your registered agent.</text:span> </text:p>
      <text:p text:style-name="P3"/>
      <text:p text:style-name="P1"/>
      <text:p text:style-name="P9">Manage Your Account Online</text:p>
      <text:p text:style-name="P8"><text:span text:style-name="T4">http://my.wyomingregisteredagent.com</text:span></text:p>
      <text:p text:style-name="P6">User Name: [onshow.username]</text:p>
      <text:p text:style-name="P6">Password: [onshow.password]</text:p>
      <text:p text:style-name="P12">You can manage your account online to keep up to date on the status of your corporation, find out when annual reports are due, make changes to your mailing address and access a library of over 1,000 corporate resolutions.</text:p>
      <text:p text:style-name="P3"/>
      <text:p text:style-name="P1"/>
      <text:p text:style-name="P9">When Your Annual Report is Due</text:p>
      <text:p text:style-name="P12">Your annual report is due on the first day of the month of incorporation every year. WyomingRegisteredAgent.com will notify you by both mail and email approximately 45 days before your annual report is due.</text:p>
      <text:p text:style-name="P3"/>
      <text:p text:style-name="P1"/>
      <text:p text:style-name="P10">Questions &amp; Support</text:p>
      <text:p text:style-name="P11"><text:span text:style-name="T1">For the fastest response to your problems and questions, please send an email to support@wyomingregisteredagent.com. Alternatively, contact us by phone at 1.307.637.515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Bernard MT Condensed" svg:font-family="'Bernard MT Condensed'" style:font-family-generic="roman" style:font-pitch="variable"/>
    <style:font-face style:name="Bodoni MT Black" svg:font-family="'Bodoni MT Black'" style:font-family-generic="roman" style:font-pitch="variable"/>
    <style:font-face style:name="Cooper Black" svg:font-family="'Cooper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DejaVu Sans" svg:font-family="'DejaVu Sans'"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ccffff"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ith Vogt</meta:initial-creator>
    <meta:creation-date>2011-02-20T22:19:02.77</meta:creation-date>
    <dc:date>2011-02-20T23:52:11.88</dc:date>
    <dc:creator>Keith Vogt</dc:creator>
    <meta:editing-duration>PT01H33M06S</meta:editing-duration>
    <meta:editing-cycles>7</meta:editing-cycles>
    <meta:generator>OpenOffice.org/3.2$Win32 OpenOffice.org_project/320m18$Build-9502</meta:generator>
    <meta:printed-by>Keith Vogt</meta:printed-by>
    <meta:print-date>2011-02-20T23:17:09.75</meta:print-date>
    <meta:document-statistic meta:table-count="0" meta:image-count="0" meta:object-count="0" meta:page-count="1" meta:paragraph-count="20" meta:word-count="243" meta:character-count="1632"/>
  </office:meta>
</office:document-meta>
</file>